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1" table:default-cell-style-name="ce1"/>
        <table:table-column table:style-name="co1" table:number-columns-repeated="32" table:default-cell-style-name="Default"/>
        <table:table-row table:style-name="ro1">
          <table:table-cell office:value-type="string" calcext:value-type="string">
            <text:p>source</text:p>
          </table:table-cell>
          <table:table-cell table:style-name="Default" office:value-type="string" calcext:value-type="string">
            <text:p>date</text:p>
          </table:table-cell>
          <table:table-cell office:value-type="string" calcext:value-type="string">
            <text:p>assertionType</text:p>
          </table:table-cell>
          <table:table-cell office:value-type="string" calcext:value-type="string">
            <text:p>evidenceType</text:p>
          </table:table-cell>
          <table:table-cell office:value-type="string" calcext:value-type="string">
            <text:p>exactText</text:p>
          </table:table-cell>
          <table:table-cell office:value-type="string" calcext:value-type="string">
            <text:p>modality</text:p>
          </table:table-cell>
          <table:table-cell office:value-type="string" calcext:value-type="string">
            <text:p>statementType</text:p>
          </table:table-cell>
          <table:table-cell office:value-type="string" calcext:value-type="string">
            <text:p>drug1Lab</text:p>
          </table:table-cell>
          <table:table-cell office:value-type="string" calcext:value-type="string">
            <text:p>drug1Type</text:p>
          </table:table-cell>
          <table:table-cell office:value-type="string" calcext:value-type="string">
            <text:p>drug1Role</text:p>
          </table:table-cell>
          <table:table-cell office:value-type="string" calcext:value-type="string">
            <text:p>dose1</text:p>
          </table:table-cell>
          <table:table-cell office:value-type="string" calcext:value-type="string">
            <text:p>drug2Lab</text:p>
          </table:table-cell>
          <table:table-cell office:value-type="string" calcext:value-type="string">
            <text:p>drug2Type</text:p>
          </table:table-cell>
          <table:table-cell office:value-type="string" calcext:value-type="string">
            <text:p>drug2Role</text:p>
          </table:table-cell>
          <table:table-cell office:value-type="string" calcext:value-type="string">
            <text:p>dose2</text:p>
          </table:table-cell>
          <table:table-cell office:value-type="string" calcext:value-type="string">
            <text:p>objectRegimens</text:p>
          </table:table-cell>
          <table:table-cell office:value-type="string" calcext:value-type="string">
            <text:p>objectFormulation</text:p>
          </table:table-cell>
          <table:table-cell office:value-type="string" calcext:value-type="string">
            <text:p>objectDuration</text:p>
          </table:table-cell>
          <table:table-cell office:value-type="string" calcext:value-type="string">
            <text:p>preciptRegimens</text:p>
          </table:table-cell>
          <table:table-cell office:value-type="string" calcext:value-type="string">
            <text:p>preciptFormulation</text:p>
          </table:table-cell>
          <table:table-cell office:value-type="string" calcext:value-type="string">
            <text:p>preciptDuration</text:p>
          </table:table-cell>
          <table:table-cell office:value-type="string" calcext:value-type="string">
            <text:p>numOfParticipants</text:p>
          </table:table-cell>
          <table:table-cell office:value-type="string" calcext:value-type="string">
            <text:p>auc</text:p>
          </table:table-cell>
          <table:table-cell office:value-type="string" calcext:value-type="string">
            <text:p>aucType</text:p>
          </table:table-cell>
          <table:table-cell office:value-type="string" calcext:value-type="string">
            <text:p>aucDirection</text:p>
          </table:table-cell>
          <table:table-cell office:value-type="string" calcext:value-type="string">
            <text:p>cl</text:p>
          </table:table-cell>
          <table:table-cell office:value-type="string" calcext:value-type="string">
            <text:p>clType</text:p>
          </table:table-cell>
          <table:table-cell office:value-type="string" calcext:value-type="string">
            <text:p>clDirection</text:p>
          </table:table-cell>
          <table:table-cell office:value-type="string" calcext:value-type="string">
            <text:p>cmax</text:p>
          </table:table-cell>
          <table:table-cell office:value-type="string" calcext:value-type="string">
            <text:p>cmaxType</text:p>
          </table:table-cell>
          <table:table-cell office:value-type="string" calcext:value-type="string">
            <text:p>cmaxDirection</text:p>
          </table:table-cell>
          <table:table-cell office:value-type="string" calcext:value-type="string">
            <text:p>t12</text:p>
          </table:table-cell>
          <table:table-cell office:value-type="string" calcext:value-type="string">
            <text:p>t12Type</text:p>
          </table:table-cell>
          <table:table-cell office:value-type="string" calcext:value-type="string">
            <text:p>t12Direction</text:p>
          </table:table-cell>
        </table:table-row>
        <table:table-row table:style-name="ro1">
          <table:table-cell office:value-type="string" calcext:value-type="string">
            <text:p>http://dbmi-icode-01.dbmi.pitt.edu:80/DDI-labels/cc9e1c8c-0e2b-44e2-878b-27057f786be9.html</text:p>
          </table:table-cell>
          <table:table-cell office:value-type="string" calcext:value-type="string">
            <text:p>2015-08-20 13:57:35</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Antineoplastic, immune-modulating, or immunosuppressive therapies, (including corticosteroids) are expected to increase the risk of immunosuppression, and the risk of additive immune system effects must be considered if these therapies are coadministered with GILENYA. When switching from drugs with prolonged immune effects, such as natalizumab, teriflunomide or mitoxantrone, the duration and mode of action of these drugs must be considered to avoid unintended additive immunosuppressive effects when initiating GILENYA [see Warnings and Precautions (5.2)].</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GILENYA</text:p>
          </table:table-cell>
          <table:table-cell office:value-type="string" calcext:value-type="string">
            <text:p>drug-product</text:p>
          </table:table-cell>
          <table:table-cell office:value-type="string" calcext:value-type="string">
            <text:p>precipitant-drug-of-interaction</text:p>
          </table:table-cell>
          <table:table-cell/>
          <table:table-cell office:value-type="string" calcext:value-type="string">
            <text:p>mitoxantrone</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cc9e1c8c-0e2b-44e2-878b-27057f786be9.html</text:p>
          </table:table-cell>
          <table:table-cell office:value-type="string" calcext:value-type="string">
            <text:p>2015-08-20 13:57:35</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Experience with GILENYA in patients receiving concurrent therapy with drugs that slow the heart rate or atrioventricular conduction (e.g., beta blockers, digoxin, or heart rate-slowing calcium channel blockers such as diltiazem or verapamil) is limited. Because initiation of GILENYA treatment may result in an additional decrease in heart rate, concomitant use of these drugs during GILENYA initiation may be associated with severe bradycardia or heart block. Seek advice from the prescribing physician regarding the possibility to switch to drugs that do not slow the heart rate or atrioventricular conduction before initiating GILENYA. Patients who cannot switch, should have overnight continuous ECG monitoring after the first dose [see Dosage and Administration (2) and Warnings and Precautions (5.1)].</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GILENYA</text:p>
          </table:table-cell>
          <table:table-cell office:value-type="string" calcext:value-type="string">
            <text:p>drug-product</text:p>
          </table:table-cell>
          <table:table-cell office:value-type="string" calcext:value-type="string">
            <text:p>precipitant-drug-of-interaction</text:p>
          </table:table-cell>
          <table:table-cell/>
          <table:table-cell office:value-type="string" calcext:value-type="string">
            <text:p>diltiazem</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cc9e1c8c-0e2b-44e2-878b-27057f786be9.html</text:p>
          </table:table-cell>
          <table:table-cell office:value-type="string" calcext:value-type="string">
            <text:p>2015-08-20 13:57:35</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Antineoplastic, immune-modulating, or immunosuppressive therapies, (including corticosteroids) are expected to increase the risk of immunosuppression, and the risk of additive immune system effects must be considered if these therapies are coadministered with GILENYA. When switching from drugs with prolonged immune effects, such as natalizumab, teriflunomide or mitoxantrone, the duration and mode of action of these drugs must be considered to avoid unintended additive immunosuppressive effects when initiating GILENYA [see Warnings and Precautions (5.2)].</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GILENYA</text:p>
          </table:table-cell>
          <table:table-cell office:value-type="string" calcext:value-type="string">
            <text:p>drug-product</text:p>
          </table:table-cell>
          <table:table-cell office:value-type="string" calcext:value-type="string">
            <text:p>precipitan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cc9e1c8c-0e2b-44e2-878b-27057f786be9.html</text:p>
          </table:table-cell>
          <table:table-cell office:value-type="string" calcext:value-type="string">
            <text:p>2015-08-20 13:57:35</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Experience with GILENYA in patients receiving concurrent therapy with drugs that slow the heart rate or atrioventricular conduction (e.g., beta blockers, digoxin, or heart rate-slowing calcium channel blockers such as diltiazem or verapamil) is limited. Because initiation of GILENYA treatment may result in an additional decrease in heart rate, concomitant use of these drugs during GILENYA initiation may be associated with severe bradycardia or heart block. Seek advice from the prescribing physician regarding the possibility to switch to drugs that do not slow the heart rate or atrioventricular conduction before initiating GILENYA. Patients who cannot switch, should have overnight continuous ECG monitoring after the first dose [see Dosage and Administration (2) and Warnings and Precautions (5.1)]</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calcium channel blockers</text:p>
          </table:table-cell>
          <table:table-cell office:value-type="string" calcext:value-type="string">
            <text:p>drug-group</text:p>
          </table:table-cell>
          <table:table-cell office:value-type="string" calcext:value-type="string">
            <text:p>object-drug-of-interaction</text:p>
          </table:table-cell>
          <table:table-cell/>
          <table:table-cell office:value-type="string" calcext:value-type="string">
            <text:p>GILENYA</text:p>
          </table:table-cell>
          <table:table-cell office:value-type="string" calcext:value-type="string">
            <text:p>drug-produc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cc9e1c8c-0e2b-44e2-878b-27057f786be9.html</text:p>
          </table:table-cell>
          <table:table-cell office:value-type="string" calcext:value-type="string">
            <text:p>2015-08-20 13:57:35</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Experience with GILENYA in patients receiving concurrent therapy with drugs that slow the heart rate or atrioventricular conduction (e.g., beta blockers, digoxin, or heart rate-slowing calcium channel blockers such as diltiazem or verapamil) is limited. Because initiation of GILENYA treatment may result in an additional decrease in heart rate, concomitant use of these drugs during GILENYA initiation may be associated with severe bradycardia or heart block. Seek advice from the prescribing physician regarding the possibility to switch to drugs that do not slow the heart rate or atrioventricular conduction before initiating GILENYA. Patients who cannot switch, should have overnight continuous ECG monitoring after the first dose [see Dosage and Administration (2) and Warnings and Precautions (5.1)]</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beta blockers</text:p>
          </table:table-cell>
          <table:table-cell office:value-type="string" calcext:value-type="string">
            <text:p>drug-group</text:p>
          </table:table-cell>
          <table:table-cell office:value-type="string" calcext:value-type="string">
            <text:p>object-drug-of-interaction</text:p>
          </table:table-cell>
          <table:table-cell/>
          <table:table-cell office:value-type="string" calcext:value-type="string">
            <text:p>GILENYA</text:p>
          </table:table-cell>
          <table:table-cell office:value-type="string" calcext:value-type="string">
            <text:p>drug-produc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cc9e1c8c-0e2b-44e2-878b-27057f786be9.html</text:p>
          </table:table-cell>
          <table:table-cell office:value-type="string" calcext:value-type="string">
            <text:p>2015-08-20 13:57:35</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Experience with GILENYA in patients receiving concurrent therapy with drugs that slow the heart rate or atrioventricular conduction (e.g., beta blockers, digoxin, or heart rate-slowing calcium channel blockers such as diltiazem or verapamil) is limited. Because initiation of GILENYA treatment may result in an additional decrease in heart rate, concomitant use of these drugs during GILENYA initiation may be associated with severe bradycardia or heart block. Seek advice from the prescribing physician regarding the possibility to switch to drugs that do not slow the heart rate or atrioventricular conduction before initiating GILENYA. Patients who cannot switch, should have overnight continuous ECG monitoring after the first dose [see Dosage and Administration (2) and Warnings and Precautions (5.1)].</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GILENYA</text:p>
          </table:table-cell>
          <table:table-cell office:value-type="string" calcext:value-type="string">
            <text:p>drug-product</text:p>
          </table:table-cell>
          <table:table-cell office:value-type="string" calcext:value-type="string">
            <text:p>precipitant-drug-of-interaction</text:p>
          </table:table-cell>
          <table:table-cell/>
          <table:table-cell office:value-type="string" calcext:value-type="string">
            <text:p>digoxin</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cc9e1c8c-0e2b-44e2-878b-27057f786be9.html</text:p>
          </table:table-cell>
          <table:table-cell office:value-type="string" calcext:value-type="string">
            <text:p>2015-08-20 13:57:35</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Experience with GILENYA in patients receiving concurrent therapy with drugs that slow the heart rate or atrioventricular conduction (e.g., beta blockers, digoxin, or heart rate-slowing calcium channel blockers such as diltiazem or verapamil) is limited. Because initiation of GILENYA treatment may result in an additional decrease in heart rate, concomitant use of these drugs during GILENYA initiation may be associated with severe bradycardia or heart block. Seek advice from the prescribing physician regarding the possibility to switch to drugs that do not slow the heart rate or atrioventricular conduction before initiating GILENYA. Patients who cannot switch, should have overnight continuous ECG monitoring after the first dose [see Dosage and Administration (2) and Warnings and Precautions (5.1)].</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GILENYA</text:p>
          </table:table-cell>
          <table:table-cell office:value-type="string" calcext:value-type="string">
            <text:p>drug-product</text:p>
          </table:table-cell>
          <table:table-cell office:value-type="string" calcext:value-type="string">
            <text:p>precipitant-drug-of-interaction</text:p>
          </table:table-cell>
          <table:table-cell/>
          <table:table-cell office:value-type="string" calcext:value-type="string">
            <text:p>verapamil</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cc9e1c8c-0e2b-44e2-878b-27057f786be9.html</text:p>
          </table:table-cell>
          <table:table-cell office:value-type="string" calcext:value-type="string">
            <text:p>2015-08-20 13:57:35</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Antineoplastic, immune-modulating, or immunosuppressive therapies, (including corticosteroids) are expected to increase the risk of immunosuppression, and the risk of additive immune system effects must be considered if these therapies are coadministered with GILENYA. When switching from drugs with prolonged immune effects, such as natalizumab, teriflunomide or mitoxantrone, the duration and mode of action of these drugs must be considered to avoid unintended additive immunosuppressive effects when initiating GILENYA [see Warnings and Precautions (5.2)].</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natalizumab</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GILENYA</text:p>
          </table:table-cell>
          <table:table-cell office:value-type="string" calcext:value-type="string">
            <text:p>drug-produc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cc9e1c8c-0e2b-44e2-878b-27057f786be9.html</text:p>
          </table:table-cell>
          <table:table-cell office:value-type="string" calcext:value-type="string">
            <text:p>2015-08-20 13:53:28</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The blood levels of fingolimod and fingolimod-phosphate are increased by 1.7-fold when used concomitantly with ketoconazole. Patients who use GILENYA and systemic ketoconazole concomitantly should be closely monitored, as the risk of adverse reactions is greater.</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ketoconazole</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office:value-type="string" calcext:value-type="string">
            <text:p>fingolimod</text:p>
          </table:table-cell>
          <table:table-cell office:value-type="string" calcext:value-type="string">
            <text:p>active-ingredient</text:p>
          </table:table-cell>
          <table:table-cell office:value-type="string" calcext:value-type="string">
            <text:p>object-drug-of-interaction</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table:number-columns-repeated="2" office:value-type="string" calcext:value-type="string">
            <text:p>Unk</text:p>
          </table:table-cell>
          <table:table-cell office:value-type="float" office:value="1.7" calcext:value-type="float">
            <text:p>1.7</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Repeated doses of teriflunomide decreased mean Cmax and AUC of caffeine by 18% and 55%, respectively, suggesting that teriflunomide may be a weak inducer of CYP1A2 in vivo.</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caffeine</text:p>
          </table:table-cell>
          <table:table-cell office:value-type="string" calcext:value-type="string">
            <text:p>active-ingredient</text:p>
          </table:table-cell>
          <table:table-cell office:value-type="string" calcext:value-type="string">
            <text:p>object-drug-of-interaction</text:p>
          </table:table-cell>
          <table:table-cell office:value-type="string" calcext:value-type="string">
            <text:p>Unk</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table:number-columns-repeated="2" office:value-type="string" calcext:value-type="string">
            <text:p>Unk</text:p>
          </table:table-cell>
          <table:table-cell office:value-type="float" office:value="55" calcext:value-type="float">
            <text:p>55</text:p>
          </table:table-cell>
          <table:table-cell office:value-type="string" calcext:value-type="string">
            <text:p>Percent</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float" office:value="18" calcext:value-type="float">
            <text:p>18</text:p>
          </table:table-cell>
          <table:table-cell office:value-type="string" calcext:value-type="string">
            <text:p>Percent</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There was an increase in mean ethinylestradiol Cmax and AUC0–24 (1.58- and 1.54-fold, respectively) and levonorgestrel Cmax and AUC0–24 (1.33- and 1.41-fold, respectively) following repeated doses of teriflunomide [see Drug Interactions (7)].</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levonorgestrel</text:p>
          </table:table-cell>
          <table:table-cell office:value-type="string" calcext:value-type="string">
            <text:p>active-ingredient</text:p>
          </table:table-cell>
          <table:table-cell office:value-type="string" calcext:value-type="string">
            <text:p>object-drug-of-interaction</text:p>
          </table:table-cell>
          <table:table-cell office:value-type="string" calcext:value-type="string">
            <text:p>Unk</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table:number-columns-repeated="2" office:value-type="string" calcext:value-type="string">
            <text:p>Unk</text:p>
          </table:table-cell>
          <table:table-cell office:value-type="float" office:value="1.41" calcext:value-type="float">
            <text:p>1.41</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float" office:value="1.33" calcext:value-type="float">
            <text:p>1.33</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There was an increase in mean ethinylestradiol Cmax and AUC0–24 (1.58- and 1.54-fold, respectively) and levonorgestrel Cmax and AUC0–24 (1.33- and 1.41-fold, respectively) following repeated doses of teriflunomide [see Drug Interactions (7)].</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ethinylestradiol</text:p>
          </table:table-cell>
          <table:table-cell office:value-type="string" calcext:value-type="string">
            <text:p>active-ingredient</text:p>
          </table:table-cell>
          <table:table-cell office:value-type="string" calcext:value-type="string">
            <text:p>object-drug-of-interaction</text:p>
          </table:table-cell>
          <table:table-cell office:value-type="string" calcext:value-type="string">
            <text:p>Unk</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table:number-columns-repeated="2" office:value-type="string" calcext:value-type="string">
            <text:p>Unk</text:p>
          </table:table-cell>
          <table:table-cell office:value-type="float" office:value="1.54" calcext:value-type="float">
            <text:p>1.54</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float" office:value="1.58" calcext:value-type="float">
            <text:p>1.58</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There was an increase in mean repaglinide Cmax and AUC (1.7- and 2.4-fold, respectively), following repeated doses of teriflunomide and a single dose of 0.25 mg repaglinide, suggesting that teriflunomide is an inhibitor of CYP2C8 in vivo. The magnitude of interaction could be higher at the recommended repaglinide dose [see Drug Interactions (7)].</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repaglinide</text:p>
          </table:table-cell>
          <table:table-cell office:value-type="string" calcext:value-type="string">
            <text:p>active-ingredient</text:p>
          </table:table-cell>
          <table:table-cell office:value-type="string" calcext:value-type="string">
            <text:p>object-drug-of-interaction</text:p>
          </table:table-cell>
          <table:table-cell office:value-type="string" calcext:value-type="string">
            <text:p>Unk</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office:value-type="float" office:value="0.25" calcext:value-type="float">
            <text:p>0.25</text:p>
          </table:table-cell>
          <table:table-cell office:value-type="string" calcext:value-type="string">
            <text:p>SD</text:p>
          </table:table-cell>
          <table:table-cell office:value-type="string" calcext:value-type="string">
            <text:p>UNK</text:p>
          </table:table-cell>
          <table:table-cell office:value-type="float" office:value="1" calcext:value-type="float">
            <text:p>1</text:p>
          </table:table-cell>
          <table:table-cell table:number-columns-repeated="2" office:value-type="string" calcext:value-type="string">
            <text:p>UNK</text:p>
          </table:table-cell>
          <table:table-cell table:number-columns-repeated="2" office:value-type="string" calcext:value-type="string">
            <text:p>Unk</text:p>
          </table:table-cell>
          <table:table-cell office:value-type="float" office:value="2.4" calcext:value-type="float">
            <text:p>2.4</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float" office:value="1.7" calcext:value-type="float">
            <text:p>1.7</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There was an increase in mean cefaclor Cmax and AUC (1.43- and 1.54-fold, respectively), following repeated doses of teriflunomide, suggesting that teriflunomide is an inhibitor of organic anion transporter 3 (OAT3) in vivo [see Drug Interactions (7)].</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cefaclor</text:p>
          </table:table-cell>
          <table:table-cell office:value-type="string" calcext:value-type="string">
            <text:p>active-ingredient</text:p>
          </table:table-cell>
          <table:table-cell office:value-type="string" calcext:value-type="string">
            <text:p>object-drug-of-interaction</text:p>
          </table:table-cell>
          <table:table-cell office:value-type="string" calcext:value-type="string">
            <text:p>Unk</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table:number-columns-repeated="2" office:value-type="string" calcext:value-type="string">
            <text:p>Unk</text:p>
          </table:table-cell>
          <table:table-cell office:value-type="float" office:value="1.54" calcext:value-type="float">
            <text:p>1.54</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float" office:value="1.43" calcext:value-type="float">
            <text:p>1.43</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did not affect the pharmacokinetics of bupropion (a CYP2B6 substrate), midazolam (a CYP3A4 substrate), S-warfarin (a CYP2C9 substrate), omeprazole (a CYP2C19 substrate), and metoprolol (a CYP2D6 substrate).</text:p>
          </table:table-cell>
          <table:table-cell office:value-type="string" calcext:value-type="string">
            <text:p>ncit:nega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metoprolol</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There was an increase in mean rosuvastatin Cmax and AUC (2.65- and 2.51-fold, respectively), following repeated doses of teriflunomide , suggesting that teriflunomide is an inhibitor of BCRP transporter and organic anion transporting polypeptide 1B1 and 1B3 (OATP1B1/1B3) [see Drug Interactions (7)].</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rosuvastatin</text:p>
          </table:table-cell>
          <table:table-cell office:value-type="string" calcext:value-type="string">
            <text:p>active-ingredient</text:p>
          </table:table-cell>
          <table:table-cell office:value-type="string" calcext:value-type="string">
            <text:p>object-drug-of-interaction</text:p>
          </table:table-cell>
          <table:table-cell office:value-type="string" calcext:value-type="string">
            <text:p>Unk</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table:number-columns-repeated="2" office:value-type="string" calcext:value-type="string">
            <text:p>Unk</text:p>
          </table:table-cell>
          <table:table-cell office:value-type="float" office:value="2.51" calcext:value-type="float">
            <text:p>2.51</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float" office:value="2.65" calcext:value-type="float">
            <text:p>2.65</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did not affect the pharmacokinetics of bupropion (a CYP2B6 substrate), midazolam (a CYP3A4 substrate), S-warfarin (a CYP2C9 substrate), omeprazole (a CYP2C19 substrate), and metoprolol (a CYP2D6 substrate).</text:p>
          </table:table-cell>
          <table:table-cell office:value-type="string" calcext:value-type="string">
            <text:p>ncit:nega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warfarin</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did not affect the pharmacokinetics of bupropion (a CYP2B6 substrate), midazolam (a CYP3A4 substrate), S-warfarin (a CYP2C9 substrate), omeprazole (a CYP2C19 substrate), and metoprolol (a CYP2D6 substrate).</text:p>
          </table:table-cell>
          <table:table-cell office:value-type="string" calcext:value-type="string">
            <text:p>ncit:nega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bupropion</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Potent CYP and transporter inducers: Rifampin did not affect the pharmacokinetics of teriflunomide.</text:p>
          </table:table-cell>
          <table:table-cell office:value-type="string" calcext:value-type="string">
            <text:p>ncit:nega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Rifampin</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did not affect the pharmacokinetics of bupropion (a CYP2B6 substrate), midazolam (a CYP3A4 substrate), S-warfarin (a CYP2C9 substrate), omeprazole (a CYP2C19 substrate), and metoprolol (a CYP2D6 substrate).</text:p>
          </table:table-cell>
          <table:table-cell office:value-type="string" calcext:value-type="string">
            <text:p>ncit:nega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midazolam</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3:06:41</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did not affect the pharmacokinetics of bupropion (a CYP2B6 substrate), midazolam (a CYP3A4 substrate), S-warfarin (a CYP2C9 substrate), omeprazole (a CYP2C19 substrate), and metoprolol (a CYP2D6 substrate).</text:p>
          </table:table-cell>
          <table:table-cell office:value-type="string" calcext:value-type="string">
            <text:p>ncit:nega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omeprazole</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2:53:42</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BCRP and OATP1B1/1B3 in vivo. For a patient taking AUBAGIO, the dose of rosuvastatin should not exceed 10 mg once daily. For other substrates of BCRP (e.g., mitoxantrone) and drugs in the OATP family (e.g., methotrexate, rifampin), especially HMG-Co reductase inhibitors (e.g., atorvastatin, nateglinide, pravastatin, repaglinide, and simvastatin), consider reducing the dose of these drugs and monitor patients closely for signs and symptoms of increased exposures to the drugs while patients are taking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rosuvastatin</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2:50:0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BCRP and OATP1B1/1B3 in vivo. For a patient taking AUBAGIO, the dose of rosuvastatin should not exceed 10 mg once daily. For other substrates of BCRP (e.g., mitoxantrone) and drugs in the OATP family (e.g., methotrexate, rifampin), especially HMG-Co reductase inhibitors (e.g., atorvastatin, nateglinide, pravastatin, repaglinide, and simvastatin), consider reducing the dose of these drugs and monitor patients closely for signs and symptoms of increased exposures to the drugs while patients are taking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nateglinid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2:50:0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BCRP and OATP1B1/1B3 in vivo. For a patient taking AUBAGIO, the dose of rosuvastatin should not exceed 10 mg once daily. For other substrates of BCRP (e.g., mitoxantrone) and drugs in the OATP family (e.g., methotrexate, rifampin), especially HMG-Co reductase inhibitors (e.g., atorvastatin, nateglinide, pravastatin, repaglinide, and simvastatin), consider reducing the dose of these drugs and monitor patients closely for signs and symptoms of increased exposures to the drugs while patients are taking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rosuvastatin</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2:50:0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BCRP and OATP1B1/1B3 in vivo. For a patient taking AUBAGIO, the dose of rosuvastatin should not exceed 10 mg once daily. For other substrates of BCRP (e.g., mitoxantrone) and drugs in the OATP family (e.g., methotrexate, rifampin), especially HMG-Co reductase inhibitors (e.g., atorvastatin, nateglinide, pravastatin, repaglinide, and simvastatin), consider reducing the dose of these drugs and monitor patients closely for signs and symptoms of increased exposures to the drugs while patients are taking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repaglinide</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2:50:0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BCRP and OATP1B1/1B3 in vivo. For a patient taking AUBAGIO, the dose of rosuvastatin should not exceed 10 mg once daily. For other substrates of BCRP (e.g., mitoxantrone) and drugs in the OATP family (e.g., methotrexate, rifampin), especially HMG-Co reductase inhibitors (e.g., atorvastatin, nateglinide, pravastatin, repaglinide, and simvastatin), consider reducing the dose of these drugs and monitor patients closely for signs and symptoms of increased exposures to the drugs while patients are taking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pravastatin</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2:50:0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BCRP and OATP1B1/1B3 in vivo. For a patient taking AUBAGIO, the dose of rosuvastatin should not exceed 10 mg once daily. For other substrates of BCRP (e.g., mitoxantrone) and drugs in the OATP family (e.g., methotrexate, rifampin), especially HMG-Co reductase inhibitors (e.g., atorvastatin, nateglinide, pravastatin, repaglinide, and simvastatin), consider reducing the dose of these drugs and monitor patients closely for signs and symptoms of increased exposures to the drugs while patients are taking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simvastatin</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2:50:0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BCRP and OATP1B1/1B3 in vivo. For a patient taking AUBAGIO, the dose of rosuvastatin should not exceed 10 mg once daily. For other substrates of BCRP (e.g., mitoxantrone) and drugs in the OATP family (e.g., methotrexate, rifampin), especially HMG-Co reductase inhibitors (e.g., atorvastatin, nateglinide, pravastatin, repaglinide, and simvastatin), consider reducing the dose of these drugs and monitor patients closely for signs and symptoms of increased exposures to the drugs while patients are taking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atorvastatin</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2:50:0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BCRP and OATP1B1/1B3 in vivo. For a patient taking AUBAGIO, the dose of rosuvastatin should not exceed 10 mg once daily. For other substrates of BCRP (e.g., mitoxantrone) and drugs in the OATP family (e.g., methotrexate, rifampin), especially HMG-Co reductase inhibitors (e.g., atorvastatin, nateglinide, pravastatin, repaglinide, and simvastatin), consider reducing the dose of these drugs and monitor patients closely for signs and symptoms of increased exposures to the drugs while patients are taking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mitoxantron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2:50:0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BCRP and OATP1B1/1B3 in vivo. For a patient taking AUBAGIO, the dose of rosuvastatin should not exceed 10 mg once daily. For other substrates of BCRP (e.g., mitoxantrone) and drugs in the OATP family (e.g., methotrexate, rifampin), especially HMG-Co reductase inhibitors (e.g., atorvastatin, nateglinide, pravastatin, repaglinide, and simvastatin), consider reducing the dose of these drugs and monitor patients closely for signs and symptoms of increased exposures to the drugs while patients are taking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methotrexate</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2:50:0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BCRP and OATP1B1/1B3 in vivo. For a patient taking AUBAGIO, the dose of rosuvastatin should not exceed 10 mg once daily. For other substrates of BCRP (e.g., mitoxantrone) and drugs in the OATP family (e.g., methotrexate, rifampin), especially HMG-Co reductase inhibitors (e.g., atorvastatin, nateglinide, pravastatin, repaglinide, and simvastatin), consider reducing the dose of these drugs and monitor patients closely for signs and symptoms of increased exposures to the drugs while patients are taking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rifampin</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8:50</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OAT3 in vivo. In patients taking AUBAGIO, exposure of drugs which are OAT3 substrates (e.g., cefaclor, cimetidine, ciprofloxacin, penicillin G, ketoprofen, furosemide, methotrexate, zidovudine) may be increased. Monitor these patients and adjust the dose of the concomitant drug(s) which are OAT3 substrates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zidovudin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8:50</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OAT3 in vivo. In patients taking AUBAGIO, exposure of drugs which are OAT3 substrates (e.g., cefaclor, cimetidine, ciprofloxacin, penicillin G, ketoprofen, furosemide, methotrexate, zidovudine) may be increased. Monitor these patients and adjust the dose of the concomitant drug(s) which are OAT3 substrates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ciprofloxacin</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8:50</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OAT3 in vivo. In patients taking AUBAGIO, exposure of drugs which are OAT3 substrates (e.g., cefaclor, cimetidine, ciprofloxacin, penicillin G, ketoprofen, furosemide, methotrexate, zidovudine) may be increased. Monitor these patients and adjust the dose of the concomitant drug(s) which are OAT3 substrates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methotrexat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8:50</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OAT3 in vivo. In patients taking AUBAGIO, exposure of drugs which are OAT3 substrates (e.g., cefaclor, cimetidine, ciprofloxacin, penicillin G, ketoprofen, furosemide, methotrexate, zidovudine) may be increased. Monitor these patients and adjust the dose of the concomitant drug(s) which are OAT3 substrates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cefaclor</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8:50</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OAT3 in vivo. In patients taking AUBAGIO, exposure of drugs which are OAT3 substrates (e.g., cefaclor, cimetidine, ciprofloxacin, penicillin G, ketoprofen, furosemide, methotrexate, zidovudine) may be increased. Monitor these patients and adjust the dose of the concomitant drug(s) which are OAT3 substrates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cimetidine</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8:50</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OAT3 in vivo. In patients taking AUBAGIO, exposure of drugs which are OAT3 substrates (e.g., cefaclor, cimetidine, ciprofloxacin, penicillin G, ketoprofen, furosemide, methotrexate, zidovudine) may be increased. Monitor these patients and adjust the dose of the concomitant drug(s) which are OAT3 substrates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penicillin G</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8:50</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OAT3 in vivo. In patients taking AUBAGIO, exposure of drugs which are OAT3 substrates (e.g., cefaclor, cimetidine, ciprofloxacin, penicillin G, ketoprofen, furosemide, methotrexate, zidovudine) may be increased. Monitor these patients and adjust the dose of the concomitant drug(s) which are OAT3 substrates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furosemid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8:50</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nhibits the activity of OAT3 in vivo. In patients taking AUBAGIO, exposure of drugs which are OAT3 substrates (e.g., cefaclor, cimetidine, ciprofloxacin, penicillin G, ketoprofen, furosemide, methotrexate, zidovudine) may be increased. Monitor these patients and adjust the dose of the concomitant drug(s) which are OAT3 substrates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ketoprofen</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3:5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may be a weak inducer of CYP1A2 in vivo. In patients taking AUBAGIO, exposure of drugs metabolized by CYP1A2 (e.g., alosetron, duloxetine, theophylline, tizanidine) may be reduced. Monitor these patients and adjust the dose of the concomitant drug(s) metabolized by CYP1A2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heophyllin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3:5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AUBAGIO may increase the systemic exposures of ethinylestradiol and levonorgestrel. Consideration should be given to the type or dose of contraceptives used in combination with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ethinylestradiol</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AUBAGIO</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3:5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may be a weak inducer of CYP1A2 in vivo. In patients taking AUBAGIO, exposure of drugs metabolized by CYP1A2 (e.g., alosetron, duloxetine, theophylline, tizanidine) may be reduced. Monitor these patients and adjust the dose of the concomitant drug(s) metabolized by CYP1A2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tizanidine</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3:5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may be a weak inducer of CYP1A2 in vivo. In patients taking AUBAGIO, exposure of drugs metabolized by CYP1A2 (e.g., alosetron, duloxetine, theophylline, tizanidine) may be reduced. Monitor these patients and adjust the dose of the concomitant drug(s) metabolized by CYP1A2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alosetron</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43:5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may be a weak inducer of CYP1A2 in vivo. In patients taking AUBAGIO, exposure of drugs metabolized by CYP1A2 (e.g., alosetron, duloxetine, theophylline, tizanidine) may be reduced. Monitor these patients and adjust the dose of the concomitant drug(s) metabolized by CYP1A2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duloxetin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38:2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s an inhibitor of CYP2C8 in vivo. In patients taking AUBAGIO, exposure of drugs metabolized by CYP2C8 (e.g., paclitaxel, pioglitazone, repaglinide, rosiglitazone) may be increased. Monitor these patients and adjust the dose of the concomitant drug(s) metabolized by CYP2C8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repaglinid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38:2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s an inhibitor of CYP2C8 in vivo. In patients taking AUBAGIO, exposure of drugs metabolized by CYP2C8 (e.g., paclitaxel, pioglitazone, repaglinide, rosiglitazone) may be increased. Monitor these patients and adjust the dose of the concomitant drug(s) metabolized by CYP2C8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rosiglitazon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38:2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s an inhibitor of CYP2C8 in vivo. In patients taking AUBAGIO, exposure of drugs metabolized by CYP2C8 (e.g., paclitaxel, pioglitazone, repaglinide, rosiglitazone) may be increased. Monitor these patients and adjust the dose of the concomitant drug(s) metabolized by CYP2C8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paclitaxel</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38:2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AUBAGIO may increase the systemic exposures of ethinylestradiol and levonorgestrel. Consideration should be given to the type or dose of contraceptives used in combination with AUBAGIO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AUBAGIO</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levonorgestrel</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650d12c-b9c8-4525-b07f-a2d773eca155.html</text:p>
          </table:table-cell>
          <table:table-cell office:value-type="string" calcext:value-type="string">
            <text:p>2015-08-20 11:38:24</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Teriflunomide is an inhibitor of CYP2C8 in vivo. In patients taking AUBAGIO, exposure of drugs metabolized by CYP2C8 (e.g., paclitaxel, pioglitazone, repaglinide, rosiglitazone) may be increased. Monitor these patients and adjust the dose of the concomitant drug(s) metabolized by CYP2C8 as required [see Clinical Pharmacology (12.3)].</text:p>
          </table:table-cell>
          <table:table-cell office:value-type="string" calcext:value-type="string">
            <text:p>ncit:positive</text:p>
          </table:table-cell>
          <table:table-cell office:value-type="string" calcext:value-type="string">
            <text:p>ncit:Qualitative</text:p>
          </table:table-cell>
          <table:table-cell office:value-type="string" calcext:value-type="string">
            <text:p>pioglitazon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Terifluno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4e338e89-3cf2-48eb-b6e2-a06c608c6513.html</text:p>
          </table:table-cell>
          <table:table-cell office:value-type="string" calcext:value-type="string">
            <text:p>2015-08-20 11:32:27</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In a separate clinical pharmacokinetic interaction study of healthy subjects, co-administration of ketoconazole, a strong inhibitor of CYP3A4, had no clinically meaningful effect on the pharmacokinetics of abiraterone [see Drug Interactions (7.1)].</text:p>
          </table:table-cell>
          <table:table-cell office:value-type="string" calcext:value-type="string">
            <text:p>ncit:negative</text:p>
          </table:table-cell>
          <table:table-cell office:value-type="string" calcext:value-type="string">
            <text:p>ncit:Qualitative</text:p>
          </table:table-cell>
          <table:table-cell office:value-type="string" calcext:value-type="string">
            <text:p>ketoconazol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abiraterone</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e338e89-3cf2-48eb-b6e2-a06c608c6513.html</text:p>
          </table:table-cell>
          <table:table-cell office:value-type="string" calcext:value-type="string">
            <text:p>2015-08-20 11:32:27</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In a CYP2C8 drug-drug interaction trial in healthy subjects, the AUC of pioglitazone was increased by 46% when pioglitazone was given together with a single dose of 1,000 mg abiraterone acetate [see Drug Interactions (7.2)].</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pioglitazone</text:p>
          </table:table-cell>
          <table:table-cell office:value-type="string" calcext:value-type="string">
            <text:p>active-ingredient</text:p>
          </table:table-cell>
          <table:table-cell office:value-type="string" calcext:value-type="string">
            <text:p>object-drug-of-interaction</text:p>
          </table:table-cell>
          <table:table-cell office:value-type="float" office:value="1000" calcext:value-type="float">
            <text:p>1000</text:p>
          </table:table-cell>
          <table:table-cell office:value-type="string" calcext:value-type="string">
            <text:p>abiraterone acetate</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office:value-type="string" calcext:value-type="string">
            <text:p>SD</text:p>
          </table:table-cell>
          <table:table-cell office:value-type="string" calcext:value-type="string">
            <text:p>UNK</text:p>
          </table:table-cell>
          <table:table-cell office:value-type="float" office:value="1" calcext:value-type="float">
            <text:p>1</text:p>
          </table:table-cell>
          <table:table-cell office:value-type="string" calcext:value-type="string">
            <text:p>Unk</text:p>
          </table:table-cell>
          <table:table-cell office:value-type="float" office:value="46" calcext:value-type="float">
            <text:p>46</text:p>
          </table:table-cell>
          <table:table-cell office:value-type="string" calcext:value-type="string">
            <text:p>Percent</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e338e89-3cf2-48eb-b6e2-a06c608c6513.html</text:p>
          </table:table-cell>
          <table:table-cell office:value-type="string" calcext:value-type="string">
            <text:p>2015-08-20 11:30:25</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Abiraterone is a substrate of CYP3A4, in vitro. In a clinical pharmacokinetic interaction study of healthy subjects pretreated with a strong CYP3A4 inducer (rifampin, 600 mg daily for 6 days) followed by a single dose of abiraterone acetate 1,000 mg, the mean plasma AUC∞ of abiraterone was decreased by 55% [see Drug Interactions (7.1)].</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abiraterone acetate</text:p>
          </table:table-cell>
          <table:table-cell office:value-type="string" calcext:value-type="string">
            <text:p>active-ingredient</text:p>
          </table:table-cell>
          <table:table-cell office:value-type="string" calcext:value-type="string">
            <text:p>object-drug-of-interaction</text:p>
          </table:table-cell>
          <table:table-cell office:value-type="float" office:value="600" calcext:value-type="float">
            <text:p>600</text:p>
          </table:table-cell>
          <table:table-cell office:value-type="string" calcext:value-type="string">
            <text:p>rifampin</text:p>
          </table:table-cell>
          <table:table-cell office:value-type="string" calcext:value-type="string">
            <text:p>active-ingredient</text:p>
          </table:table-cell>
          <table:table-cell office:value-type="string" calcext:value-type="string">
            <text:p>precipitant-drug-of-interaction</text:p>
          </table:table-cell>
          <table:table-cell office:value-type="float" office:value="1000" calcext:value-type="float">
            <text:p>1000</text:p>
          </table:table-cell>
          <table:table-cell office:value-type="string" calcext:value-type="string">
            <text:p>SD</text:p>
          </table:table-cell>
          <table:table-cell office:value-type="string" calcext:value-type="string">
            <text:p>UNK</text:p>
          </table:table-cell>
          <table:table-cell office:value-type="float" office:value="1" calcext:value-type="float">
            <text:p>1</text:p>
          </table:table-cell>
          <table:table-cell office:value-type="string" calcext:value-type="string">
            <text:p>Daily</text:p>
          </table:table-cell>
          <table:table-cell office:value-type="string" calcext:value-type="string">
            <text:p>UNK</text:p>
          </table:table-cell>
          <table:table-cell office:value-type="float" office:value="6" calcext:value-type="float">
            <text:p>6</text:p>
          </table:table-cell>
          <table:table-cell office:value-type="string" calcext:value-type="string">
            <text:p>Unk</text:p>
          </table:table-cell>
          <table:table-cell office:value-type="float" office:value="55" calcext:value-type="float">
            <text:p>55</text:p>
          </table:table-cell>
          <table:table-cell office:value-type="string" calcext:value-type="string">
            <text:p>Percent</text:p>
          </table:table-cell>
          <table:table-cell office:value-type="string" calcext:value-type="string">
            <text:p>Decrease</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e338e89-3cf2-48eb-b6e2-a06c608c6513.html</text:p>
          </table:table-cell>
          <table:table-cell office:value-type="string" calcext:value-type="string">
            <text:p>2015-08-20 11:30:25</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In a clinical study to determine the effects of abiraterone acetate 1,000 mg daily (plus prednisone 5 mg twice daily) on a single 100 mg dose of the CYP1A2 substrate theophylline, no increase in systemic exposure of theophylline was observed.</text:p>
          </table:table-cell>
          <table:table-cell office:value-type="string" calcext:value-type="string">
            <text:p>ncit:negative</text:p>
          </table:table-cell>
          <table:table-cell office:value-type="string" calcext:value-type="string">
            <text:p>ncit:quantitative</text:p>
          </table:table-cell>
          <table:table-cell office:value-type="string" calcext:value-type="string">
            <text:p>theophylline</text:p>
          </table:table-cell>
          <table:table-cell office:value-type="string" calcext:value-type="string">
            <text:p>active-ingredient</text:p>
          </table:table-cell>
          <table:table-cell office:value-type="string" calcext:value-type="string">
            <text:p>object-drug-of-interaction</text:p>
          </table:table-cell>
          <table:table-cell office:value-type="float" office:value="1000" calcext:value-type="float">
            <text:p>1000</text:p>
          </table:table-cell>
          <table:table-cell office:value-type="string" calcext:value-type="string">
            <text:p>abiraterone acetate</text:p>
          </table:table-cell>
          <table:table-cell office:value-type="string" calcext:value-type="string">
            <text:p>active-ingredient</text:p>
          </table:table-cell>
          <table:table-cell office:value-type="string" calcext:value-type="string">
            <text:p>precipitant-drug-of-interaction</text:p>
          </table:table-cell>
          <table:table-cell office:value-type="float" office:value="100" calcext:value-type="float">
            <text:p>100</text:p>
          </table:table-cell>
          <table:table-cell office:value-type="string" calcext:value-type="string">
            <text:p>SD</text:p>
          </table:table-cell>
          <table:table-cell office:value-type="string" calcext:value-type="string">
            <text:p>UNK</text:p>
          </table:table-cell>
          <table:table-cell office:value-type="float" office:value="1" calcext:value-type="float">
            <text:p>1</text:p>
          </table:table-cell>
          <table:table-cell office:value-type="string" calcext:value-type="string">
            <text:p>Daily</text:p>
          </table:table-cell>
          <table:table-cell office:value-type="string" calcext:value-type="string">
            <text:p>UNK</text:p>
          </table:table-cell>
          <table:table-cell table:number-columns-repeated="2" office:value-type="string" calcext:value-type="string">
            <text:p>Unk</text:p>
          </table:table-cell>
          <table:table-cell office:value-type="float" office:value="0" calcext:value-type="float">
            <text:p>0</text:p>
          </table:table-cell>
          <table:table-cell office:value-type="string" calcext:value-type="string">
            <text:p>Percent</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e338e89-3cf2-48eb-b6e2-a06c608c6513.html</text:p>
          </table:table-cell>
          <table:table-cell office:value-type="string" calcext:value-type="string">
            <text:p>2015-08-20 11:17:13</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In an in vivo drug-drug interaction trial, the Cmax and AUC of dextromethorphan (CYP2D6 substrate) were increased 2.8- and 2.9-fold, respectively when dextromethorphan 30 mg was given with abiraterone acetate 1,000 mg daily (plus prednisone 5 mg twice daily). The AUC for dextrorphan, the active metabolite of dextromethorphan, increased approximately 1.3 fold [see Drug Interactions (7.2)].</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abiraterone acetate</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office:value-type="string" calcext:value-type="string">
            <text:p>dextrorphan</text:p>
          </table:table-cell>
          <table:table-cell office:value-type="string" calcext:value-type="string">
            <text:p>metabolite</text:p>
          </table:table-cell>
          <table:table-cell office:value-type="string" calcext:value-type="string">
            <text:p>object-drug-of-interaction</text:p>
          </table:table-cell>
          <table:table-cell office:value-type="float" office:value="1000" calcext:value-type="float">
            <text:p>1000</text:p>
          </table:table-cell>
          <table:table-cell table:number-columns-repeated="2" office:value-type="string" calcext:value-type="string">
            <text:p>UNK</text:p>
          </table:table-cell>
          <table:table-cell office:value-type="string" calcext:value-type="string">
            <text:p>Unk</text:p>
          </table:table-cell>
          <table:table-cell office:value-type="string" calcext:value-type="string">
            <text:p>Daily</text:p>
          </table:table-cell>
          <table:table-cell office:value-type="string" calcext:value-type="string">
            <text:p>UNK</text:p>
          </table:table-cell>
          <table:table-cell table:number-columns-repeated="2" office:value-type="string" calcext:value-type="string">
            <text:p>Unk</text:p>
          </table:table-cell>
          <table:table-cell office:value-type="float" office:value="1.3" calcext:value-type="float">
            <text:p>1.3</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e338e89-3cf2-48eb-b6e2-a06c608c6513.html</text:p>
          </table:table-cell>
          <table:table-cell office:value-type="string" calcext:value-type="string">
            <text:p>2015-08-20 11:17:13</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In an in vivo drug-drug interaction trial, the Cmax and AUC of dextromethorphan (CYP2D6 substrate) were increased 2.8- and 2.9-fold, respectively when dextromethorphan 30 mg was given with abiraterone acetate 1,000 mg daily (plus prednisone 5 mg twice daily). The AUC for dextrorphan, the active metabolite of dextromethorphan, increased approximately 1.3 fold [see Drug Interactions (7.2)].</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dextromethorphan</text:p>
          </table:table-cell>
          <table:table-cell office:value-type="string" calcext:value-type="string">
            <text:p>active-ingredient</text:p>
          </table:table-cell>
          <table:table-cell office:value-type="string" calcext:value-type="string">
            <text:p>object-drug-of-interaction</text:p>
          </table:table-cell>
          <table:table-cell office:value-type="float" office:value="1000" calcext:value-type="float">
            <text:p>1000</text:p>
          </table:table-cell>
          <table:table-cell office:value-type="string" calcext:value-type="string">
            <text:p>abiraterone acetate</text:p>
          </table:table-cell>
          <table:table-cell office:value-type="string" calcext:value-type="string">
            <text:p>active-ingredient</text:p>
          </table:table-cell>
          <table:table-cell office:value-type="string" calcext:value-type="string">
            <text:p>precipitant-drug-of-interaction</text:p>
          </table:table-cell>
          <table:table-cell office:value-type="float" office:value="30" calcext:value-type="float">
            <text:p>30</text:p>
          </table:table-cell>
          <table:table-cell table:number-columns-repeated="2" office:value-type="string" calcext:value-type="string">
            <text:p>UNK</text:p>
          </table:table-cell>
          <table:table-cell office:value-type="string" calcext:value-type="string">
            <text:p>Unk</text:p>
          </table:table-cell>
          <table:table-cell office:value-type="string" calcext:value-type="string">
            <text:p>Daily</text:p>
          </table:table-cell>
          <table:table-cell office:value-type="string" calcext:value-type="string">
            <text:p>UNK</text:p>
          </table:table-cell>
          <table:table-cell table:number-columns-repeated="2" office:value-type="string" calcext:value-type="string">
            <text:p>Unk</text:p>
          </table:table-cell>
          <table:table-cell office:value-type="float" office:value="2.9" calcext:value-type="float">
            <text:p>2.9</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float" office:value="2.8" calcext:value-type="float">
            <text:p>2.8</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e338e89-3cf2-48eb-b6e2-a06c608c6513.html</text:p>
          </table:table-cell>
          <table:table-cell office:value-type="string" calcext:value-type="string">
            <text:p>2015-08-20 11:10:08</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In a CYP2C8 drug-drug interaction trial in healthy subjects, the AUC of pioglitazone (CYP2C8 substrate) was increased by 46% when pioglitazone was given together with a single dose of 1,000 mg abiraterone acetate. Therefore, patients should be monitored closely for signs of toxicity related to a CYP2C8 substrate with a narrow therapeutic index if used concomitantly with ZYTIGA [see Clinical Pharmacology (12.3)].</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abiraterone acetate</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office:value-type="string" calcext:value-type="string">
            <text:p>pioglitazone</text:p>
          </table:table-cell>
          <table:table-cell office:value-type="string" calcext:value-type="string">
            <text:p>active-ingredient</text:p>
          </table:table-cell>
          <table:table-cell office:value-type="string" calcext:value-type="string">
            <text:p>object-drug-of-interaction</text:p>
          </table:table-cell>
          <table:table-cell office:value-type="float" office:value="1000" calcext:value-type="float">
            <text:p>1000</text:p>
          </table:table-cell>
          <table:table-cell table:number-columns-repeated="2" office:value-type="string" calcext:value-type="string">
            <text:p>UNK</text:p>
          </table:table-cell>
          <table:table-cell office:value-type="string" calcext:value-type="string">
            <text:p>Unk</text:p>
          </table:table-cell>
          <table:table-cell office:value-type="string" calcext:value-type="string">
            <text:p>SD</text:p>
          </table:table-cell>
          <table:table-cell office:value-type="string" calcext:value-type="string">
            <text:p>UNK</text:p>
          </table:table-cell>
          <table:table-cell office:value-type="float" office:value="1" calcext:value-type="float">
            <text:p>1</text:p>
          </table:table-cell>
          <table:table-cell office:value-type="string" calcext:value-type="string">
            <text:p>Unk</text:p>
          </table:table-cell>
          <table:table-cell office:value-type="float" office:value="46" calcext:value-type="float">
            <text:p>46</text:p>
          </table:table-cell>
          <table:table-cell office:value-type="string" calcext:value-type="string">
            <text:p>Percent</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e338e89-3cf2-48eb-b6e2-a06c608c6513.html</text:p>
          </table:table-cell>
          <table:table-cell office:value-type="string" calcext:value-type="string">
            <text:p>2015-08-20 11:10:08</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In a dedicated drug interaction trial, co-administration of ketoconazole, a strong inhibitor of CYP3A4, had no clinically meaningful effect on the pharmacokinetics of abiraterone [see Clinical Pharmacology (12.3)].</text:p>
          </table:table-cell>
          <table:table-cell office:value-type="string" calcext:value-type="string">
            <text:p>ncit:negative</text:p>
          </table:table-cell>
          <table:table-cell office:value-type="string" calcext:value-type="string">
            <text:p>ncit:Qualitative</text:p>
          </table:table-cell>
          <table:table-cell office:value-type="string" calcext:value-type="string">
            <text:p>ketoconazole</text:p>
          </table:table-cell>
          <table:table-cell office:value-type="string" calcext:value-type="string">
            <text:p>active-ingredient</text:p>
          </table:table-cell>
          <table:table-cell office:value-type="string" calcext:value-type="string">
            <text:p>precipitant-drug-of-interaction</text:p>
          </table:table-cell>
          <table:table-cell/>
          <table:table-cell office:value-type="string" calcext:value-type="string">
            <text:p>abiraterone</text:p>
          </table:table-cell>
          <table:table-cell office:value-type="string" calcext:value-type="string">
            <text:p>active-ingredient</text:p>
          </table:table-cell>
          <table:table-cell office:value-type="string" calcext:value-type="string">
            <text:p>object-drug-of-interaction</text:p>
          </table:table-cell>
          <table:table-cell table:number-columns-repeated="20"/>
        </table:table-row>
        <table:table-row table:style-name="ro1">
          <table:table-cell office:value-type="string" calcext:value-type="string">
            <text:p>http://dbmi-icode-01.dbmi.pitt.edu:80/DDI-labels/4e338e89-3cf2-48eb-b6e2-a06c608c6513.html</text:p>
          </table:table-cell>
          <table:table-cell office:value-type="string" calcext:value-type="string">
            <text:p>2015-08-20 11:10:08</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Based on in vitro data, ZYTIGA is a substrate of CYP3A4. <text:s text:c="3"/>In a dedicated drug interaction trial, co-administration of rifampin, a strong CYP3A4 inducer, decreased exposure of abiraterone by 55%. Avoid concomitant strong CYP3A4 inducers during ZYTIGA treatment. If a strong CYP3A4 inducer must be co-administered, increase the ZYTIGA dosing frequency [see Dosage and Administration (2.3) and Clinical Pharmacology (12.3)].</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abiraterone</text:p>
          </table:table-cell>
          <table:table-cell office:value-type="string" calcext:value-type="string">
            <text:p>active-ingredient</text:p>
          </table:table-cell>
          <table:table-cell office:value-type="string" calcext:value-type="string">
            <text:p>object-drug-of-interaction</text:p>
          </table:table-cell>
          <table:table-cell office:value-type="string" calcext:value-type="string">
            <text:p>Unk</text:p>
          </table:table-cell>
          <table:table-cell office:value-type="string" calcext:value-type="string">
            <text:p>rifampin</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table:number-columns-repeated="2" office:value-type="string" calcext:value-type="string">
            <text:p>Unk</text:p>
          </table:table-cell>
          <table:table-cell office:value-type="float" office:value="55" calcext:value-type="float">
            <text:p>55</text:p>
          </table:table-cell>
          <table:table-cell office:value-type="string" calcext:value-type="string">
            <text:p>Percent</text:p>
          </table:table-cell>
          <table:table-cell office:value-type="string" calcext:value-type="string">
            <text:p>Decrease</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4e338e89-3cf2-48eb-b6e2-a06c608c6513.html</text:p>
          </table:table-cell>
          <table:table-cell office:value-type="string" calcext:value-type="string">
            <text:p>2015-08-20 11:10:08</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ZYTIGA is an inhibitor of the hepatic drug-metabolizing enzymes CYP2D6 and CYP2C8. In a CYP2D6 drug-drug interaction trial, the Cmax and AUC of dextromethorphan (CYP2D6 substrate) were increased 2.8- and 2.9-fold, respectively, when dextromethorphan was given with abiraterone acetate 1,000 mg daily and prednisone 5 mg twice daily. Avoid co-administration of abiraterone acetate with substrates of CYP2D6 with a narrow therapeutic index (e.g., thioridazine). If alternative treatments cannot be used, exercise caution and consider a dose reduction of the concomitant CYP2D6 substrate drug [see Clinical Pharmacology (12.3)].</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dextromethorphan</text:p>
          </table:table-cell>
          <table:table-cell office:value-type="string" calcext:value-type="string">
            <text:p>active-ingredient</text:p>
          </table:table-cell>
          <table:table-cell office:value-type="string" calcext:value-type="string">
            <text:p>precipitant-drug-of-interaction</text:p>
          </table:table-cell>
          <table:table-cell office:value-type="float" office:value="1000" calcext:value-type="float">
            <text:p>1000</text:p>
          </table:table-cell>
          <table:table-cell office:value-type="string" calcext:value-type="string">
            <text:p>abiraterone acetate</text:p>
          </table:table-cell>
          <table:table-cell office:value-type="string" calcext:value-type="string">
            <text:p>active-ingredient</text:p>
          </table:table-cell>
          <table:table-cell office:value-type="string" calcext:value-type="string">
            <text:p>object-drug-of-interaction</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office:value-type="string" calcext:value-type="string">
            <text:p>Daily</text:p>
          </table:table-cell>
          <table:table-cell office:value-type="string" calcext:value-type="string">
            <text:p>UNK</text:p>
          </table:table-cell>
          <table:table-cell table:number-columns-repeated="2" office:value-type="string" calcext:value-type="string">
            <text:p>Unk</text:p>
          </table:table-cell>
          <table:table-cell office:value-type="float" office:value="2.9" calcext:value-type="float">
            <text:p>2.9</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float" office:value="2.8" calcext:value-type="float">
            <text:p>2.8</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row>
        <table:table-row table:style-name="ro1">
          <table:table-cell office:value-type="string" calcext:value-type="string">
            <text:p>http://dbmi-icode-01.dbmi.pitt.edu:80/DDI-labels/7c295b64-ec39-42ec-9f02-da5b42e775e1.html</text:p>
          </table:table-cell>
          <table:table-cell office:value-type="string" calcext:value-type="string">
            <text:p>2015-08-20 10:29:59</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Clinical studies have not shown any drug interactions between bicalutamide and LHRH analogs (goserelin or leuprolide). There is no evidence that bicalutamide induces hepatic enzymes.</text:p>
          </table:table-cell>
          <table:table-cell office:value-type="string" calcext:value-type="string">
            <text:p>ncit:negative</text:p>
          </table:table-cell>
          <table:table-cell office:value-type="string" calcext:value-type="string">
            <text:p>ncit:Qualitative</text:p>
          </table:table-cell>
          <table:table-cell office:value-type="string" calcext:value-type="string">
            <text:p>goserelin</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bicaluta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7c295b64-ec39-42ec-9f02-da5b42e775e1.html</text:p>
          </table:table-cell>
          <table:table-cell office:value-type="string" calcext:value-type="string">
            <text:p>2015-08-20 10:29:59</text:p>
          </table:table-cell>
          <table:table-cell office:value-type="string" calcext:value-type="string">
            <text:p>drug-drug-interaction</text:p>
          </table:table-cell>
          <table:table-cell office:value-type="string" calcext:value-type="string">
            <text:p>evidence-supports</text:p>
          </table:table-cell>
          <table:table-cell office:value-type="string" calcext:value-type="string">
            <text:p>Clinical studies have not shown any drug interactions between bicalutamide and LHRH analogs (goserelin or leuprolide). There is no evidence that bicalutamide induces hepatic enzymes</text:p>
          </table:table-cell>
          <table:table-cell office:value-type="string" calcext:value-type="string">
            <text:p>ncit:negative</text:p>
          </table:table-cell>
          <table:table-cell office:value-type="string" calcext:value-type="string">
            <text:p>ncit:Qualitative</text:p>
          </table:table-cell>
          <table:table-cell office:value-type="string" calcext:value-type="string">
            <text:p>leuprolide</text:p>
          </table:table-cell>
          <table:table-cell office:value-type="string" calcext:value-type="string">
            <text:p>active-ingredient</text:p>
          </table:table-cell>
          <table:table-cell office:value-type="string" calcext:value-type="string">
            <text:p>object-drug-of-interaction</text:p>
          </table:table-cell>
          <table:table-cell/>
          <table:table-cell office:value-type="string" calcext:value-type="string">
            <text:p>bicalutamide</text:p>
          </table:table-cell>
          <table:table-cell office:value-type="string" calcext:value-type="string">
            <text:p>active-ingredient</text:p>
          </table:table-cell>
          <table:table-cell office:value-type="string" calcext:value-type="string">
            <text:p>precipitant-drug-of-interaction</text:p>
          </table:table-cell>
          <table:table-cell table:number-columns-repeated="20"/>
        </table:table-row>
        <table:table-row table:style-name="ro1">
          <table:table-cell office:value-type="string" calcext:value-type="string">
            <text:p>http://dbmi-icode-01.dbmi.pitt.edu:80/DDI-labels/7c295b64-ec39-42ec-9f02-da5b42e775e1.html</text:p>
          </table:table-cell>
          <table:table-cell office:value-type="string" calcext:value-type="string">
            <text:p>2015-08-20 10:29:59</text:p>
          </table:table-cell>
          <table:table-cell office:value-type="string" calcext:value-type="string">
            <text:p>DDI-clinical-trial</text:p>
          </table:table-cell>
          <table:table-cell office:value-type="string" calcext:value-type="string">
            <text:p>evidence-supports</text:p>
          </table:table-cell>
          <table:table-cell office:value-type="string" calcext:value-type="string">
            <text:p>In vitro studies have shown that R-bicalutamide is an inhibitor of CYP 3A4 with lesser inhibitory effects on CYP 2C9, 2C19 and 2D6 activity. Clinical studies have shown that with co-administration of bicalutamide, mean midazolam (a CYP 3A4 substrate) levels may be increased 1.5 fold (for Cmax) and 1.9 fold (for AUC). Hence, caution should be exercised when bicalutamide is co-administered with CYP 3A4 substrates.</text:p>
          </table:table-cell>
          <table:table-cell office:value-type="string" calcext:value-type="string">
            <text:p>ncit:positive</text:p>
          </table:table-cell>
          <table:table-cell office:value-type="string" calcext:value-type="string">
            <text:p>ncit:quantitative</text:p>
          </table:table-cell>
          <table:table-cell office:value-type="string" calcext:value-type="string">
            <text:p>midazolam</text:p>
          </table:table-cell>
          <table:table-cell office:value-type="string" calcext:value-type="string">
            <text:p>active-ingredient</text:p>
          </table:table-cell>
          <table:table-cell office:value-type="string" calcext:value-type="string">
            <text:p>object-drug-of-interaction</text:p>
          </table:table-cell>
          <table:table-cell office:value-type="string" calcext:value-type="string">
            <text:p>Unk</text:p>
          </table:table-cell>
          <table:table-cell office:value-type="string" calcext:value-type="string">
            <text:p>bicalutamide</text:p>
          </table:table-cell>
          <table:table-cell office:value-type="string" calcext:value-type="string">
            <text:p>active-ingredient</text:p>
          </table:table-cell>
          <table:table-cell office:value-type="string" calcext:value-type="string">
            <text:p>precipitant-drug-of-interaction</text:p>
          </table:table-cell>
          <table:table-cell office:value-type="string" calcext:value-type="string">
            <text:p>Unk</text:p>
          </table:table-cell>
          <table:table-cell table:number-columns-repeated="2" office:value-type="string" calcext:value-type="string">
            <text:p>UNK</text:p>
          </table:table-cell>
          <table:table-cell office:value-type="string" calcext:value-type="string">
            <text:p>Unk</text:p>
          </table:table-cell>
          <table:table-cell table:number-columns-repeated="2" office:value-type="string" calcext:value-type="string">
            <text:p>UNK</text:p>
          </table:table-cell>
          <table:table-cell table:number-columns-repeated="2" office:value-type="string" calcext:value-type="string">
            <text:p>Unk</text:p>
          </table:table-cell>
          <table:table-cell office:value-type="float" office:value="1.9" calcext:value-type="float">
            <text:p>1.9</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cell office:value-type="float" office:value="1.5" calcext:value-type="float">
            <text:p>1.5</text:p>
          </table:table-cell>
          <table:table-cell office:value-type="string" calcext:value-type="string">
            <text:p>Fold</text:p>
          </table:table-cell>
          <table:table-cell office:value-type="string" calcext:value-type="string">
            <text:p>Increase</text:p>
          </table:table-cell>
          <table:table-cell office:value-type="string" calcext:value-type="string">
            <text:p>Unk</text:p>
          </table:table-cell>
          <table:table-cell table:number-columns-repeated="2" office:value-type="string" calcext:value-type="string">
            <text:p>UNK</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ifan Ning</meta:initial-creator>
    <meta:creation-date>2015-09-17T09:51:53.445846917</meta:creation-date>
    <dc:date>2015-09-17T09:53:17.320131914</dc:date>
    <dc:creator>Yifan Ning</dc:creator>
    <meta:editing-duration>P0D</meta:editing-duration>
    <meta:editing-cycles>1</meta:editing-cycles>
    <meta:document-statistic meta:table-count="1" meta:cell-count="1176" meta:object-count="0"/>
    <meta:generator>LibreOffice/4.2.8.2$Linux_X86_64 LibreOffice_project/420m0$Build-2</meta:generator>
  </office:meta>
</office:document-meta>
</file>